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16ADE0EFEC67723B1F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oystix" svg:font-family="Joystix" style:font-pitch="variable"/>
    <style:font-face style:name="Joystix1" svg:font-family="Joystix" style:font-adornments="Regular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2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5cm" fo:min-width="25.188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18pt"/>
    </style:style>
    <style:style style:name="P2" style:family="paragraph">
      <loext:graphic-properties draw:fill="none"/>
      <style:paragraph-properties style:writing-mode="lr-tb"/>
      <style:text-properties fo:color="#ff0000" loext:opacity="100%" style:font-name="Joystix1" fo:font-size="18pt"/>
    </style:style>
    <style:style style:name="P3" style:family="paragraph">
      <style:text-properties fo:font-size="36pt"/>
    </style:style>
    <style:style style:name="P4" style:family="paragraph">
      <loext:graphic-properties draw:fill="none" draw:fill-color="#ffffff"/>
      <style:paragraph-properties style:writing-mode="lr-tb"/>
      <style:text-properties fo:color="#c9211e" loext:opacity="100%" style:font-name="Joystix1" fo:font-size="36pt" fo:font-weight="normal" style:font-size-asian="36pt" style:font-weight-asian="normal" style:font-size-complex="36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color="#ff0000" loext:opacity="100%" style:text-outline="true" style:font-name="Joystix1" fo:font-size="36pt" fo:text-shadow="1pt 1pt" style:font-size-asian="36pt" style:font-size-complex="36pt"/>
    </style:style>
    <style:style style:name="T2" style:family="text">
      <style:text-properties fo:color="#000000" loext:opacity="100%" style:font-name="Joystix1"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color="#c9211e" loext:opacity="100%" style:font-name="Joystix1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6.67cm" svg:height="1.525cm" svg:x="0.635cm" svg:y="13.765cm">
          <draw:text-box>
            <text:p text:style-name="P1"><text:span text:style-name="T1">APP SCHOOL LIVE <text:s/>@ <text:s/>LESSON 0</text:span></text:p>
          </draw:text-box>
        </draw:frame>
        <draw:frame draw:style-name="gr2" draw:text-style-name="P4" draw:layer="layout" svg:width="25.688cm" svg:height="1.525cm" svg:x="0.635cm" svg:y="15.682cm">
          <draw:text-box>
            <text:p text:style-name="P3"><text:span text:style-name="T2">A</text:span><text:span text:style-name="T3">a simple agent</text:span></text:p>
          </draw:text-box>
        </draw:frame>
        <draw:frame draw:style-name="gr3" draw:text-style-name="P5" draw:layer="layout" svg:width="13.578cm" svg:height="9.599cm" svg:x="7.177cm" svg:y="2.547cm">
          <draw:image xlink:href="Pictures/10000001000002000000016ADE0EFEC67723B1F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oystix" svg:font-family="Joystix" style:font-pitch="variable"/>
    <style:font-face style:name="Joystix1" svg:font-family="Joystix" style:font-adornments="Regular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2-07-11T17:30:45.747974116</dc:date>
    <meta:editing-duration>PT7H39M20S</meta:editing-duration>
    <meta:editing-cycles>217</meta:editing-cycles>
    <meta:generator>LibreOffice/7.2.7.2$Linux_X86_64 LibreOffice_project/20$Build-2</meta:generator>
    <meta:document-statistic meta:object-count="28"/>
  </office:meta>
</office:document-meta>
</file>